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officeooo:paragraph-rsid="004bafac"/>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officeooo:paragraph-rsid="004bafac" style:font-weight-asian="bold" style:font-weight-complex="bold"/>
    </style:style>
    <style:style style:name="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7" style:family="paragraph" style:parent-style-name="Text_20_body">
      <style:text-properties fo:font-style="normal" style:font-style-asian="normal" style:font-style-complex="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style="normal" style:font-style-asian="normal" style:font-style-complex="normal"/>
    </style:style>
    <style:style style:name="P10" style:family="paragraph" style:parent-style-name="Preformatted_20_Text">
      <style:text-properties fo:font-style="normal" fo:font-weight="bold" style:font-style-asian="normal" style:font-weight-asian="bold" style:font-style-complex="normal" style:font-weight-complex="bold"/>
    </style:style>
    <style:style style:name="P1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2"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Preformatted_20_Text">
      <style:text-properties officeooo:paragraph-rsid="004e5e6b"/>
    </style:style>
    <style:style style:name="P14" style:family="paragraph" style:parent-style-name="Heading_20_1" style:master-page-name="First_20_Page">
      <style:paragraph-properties style:page-number="auto"/>
    </style:style>
    <style:style style:name="T1" style:family="text">
      <style:text-properties officeooo:rsid="004214a3"/>
    </style:style>
    <style:style style:name="T2" style:family="text">
      <style:text-properties officeooo:rsid="0043621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bold" officeooo:rsid="004bafac" style:font-weight-asian="bold" style:font-weight-complex="bold"/>
    </style:style>
    <style:style style:name="T7" style:family="text">
      <style:text-properties style:font-name="Courier New" fo:font-size="10pt" fo:language="zxx" fo:country="none" officeooo:rsid="004d0c19" style:font-name-asian="Courier New" style:font-size-asian="10pt" style:font-name-complex="Courier New" style:font-size-complex="10pt"/>
    </style:style>
    <style:style style:name="T8" style:family="text">
      <style:text-properties style:font-name="Courier New" fo:font-size="10pt" fo:language="zxx" fo:country="none" officeooo:rsid="004e5e6b" style:font-name-asian="Courier New" style:font-size-asian="10pt" style:font-name-complex="Courier New" style:font-size-complex="10pt"/>
    </style:style>
    <style:style style:name="T9" style:family="text">
      <style:text-properties style:font-name="Courier New" fo:font-size="10pt" fo:language="zxx" fo:country="none" fo:font-weight="bold" officeooo:rsid="004d0c19" style:font-name-asian="Courier New" style:font-size-asian="10pt" style:font-weight-asian="bold" style:font-name-complex="Courier New" style:font-size-complex="10pt" style:font-weight-complex="bold"/>
    </style:style>
    <style:style style:name="T10" style:family="text">
      <style:text-properties style:font-name="Courier New" fo:font-size="10pt" fo:language="zxx" fo:country="none" fo:font-weight="bold" officeooo:rsid="004e5e6b" style:font-name-asian="Courier New" style:font-size-asian="10pt" style:font-weight-asian="bold" style:font-name-complex="Courier New" style:font-size-complex="10pt" style:font-weight-complex="bold"/>
    </style:style>
    <style:style style:name="T11" style:family="text">
      <style:text-properties style:font-name="Courier New" fo:font-size="10pt" fo:language="zxx" fo:country="none" fo:font-weight="bold" officeooo:rsid="0050d527" style:font-name-asian="Courier New" style:font-size-asian="10pt" style:font-weight-asian="bold" style:font-name-complex="Courier New" style:font-size-complex="10pt" style:font-weight-complex="bold"/>
    </style:style>
    <style:style style:name="T12" style:family="text">
      <style:text-properties style:font-name="Arial1" fo:font-size="16.1000003814697pt" fo:font-weight="bold" officeooo:rsid="004d0c19" style:font-name-asian="Andale Sans UI" style:font-size-asian="16.1000003814697pt" style:font-weight-asian="bold" style:font-name-complex="Tahoma" style:font-size-complex="16.1000003814697pt" style:font-weight-complex="bold"/>
    </style:style>
    <style:style style:name="T13" style:family="text">
      <style:text-properties officeooo:rsid="004d0c19"/>
    </style:style>
    <style:style style:name="T14" style:family="text">
      <style:text-properties fo:font-size="10pt" officeooo:rsid="004d0c19"/>
    </style:style>
    <style:style style:name="T15" style:family="text">
      <style:text-properties fo:font-size="10pt" fo:font-style="italic" officeooo:rsid="004e5e6b" style:font-style-asian="italic" style:font-style-complex="italic"/>
    </style:style>
    <style:style style:name="T16" style:family="text">
      <style:text-properties fo:font-size="10pt" fo:font-style="italic" officeooo:rsid="0050d527" style:font-style-asian="italic" style:font-style-complex="italic"/>
    </style:style>
    <style:style style:name="T17" style:family="text">
      <style:text-properties fo:font-size="10pt" fo:font-style="normal" officeooo:rsid="004d0c19" style:font-style-asian="normal" style:font-style-complex="normal"/>
    </style:style>
    <style:style style:name="T18" style:family="text">
      <style:text-properties officeooo:rsid="004e5e6b"/>
    </style:style>
    <style:style style:name="T19" style:family="text">
      <style:text-properties officeooo:rsid="004fd341"/>
    </style:style>
    <style:style style:name="T20" style:family="text">
      <style:text-properties officeooo:rsid="0050d527"/>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list xml:id="list978749353" text:style-name="Outline">
        <text:list-item>
          <text:h text:style-name="P14" text:outline-level="1"><text:bookmark-start text:name="__RefHeading___Toc7197_985567249"/>Debugging <text:span text:style-name="T12">with</text:span> the <text:span text:style-name="T12">DBGP</text:span> Client<text:bookmark-end text:name="__RefHeading___Toc7197_985567249"/></text:h>
        </text:list-item>
      </text:list>
      <text:p text:style-name="Text_20_body">VDMJ includes an alternative method to control the execution and debugging of a specification. This uses a remote control protocol <text:span text:style-name="T13">called DBGP</text:span> (the client and the interpreter are in different processes). A separate client is provided to act as an initiator, to pass user commands to the interpreter using the <text:span text:style-name="T14">DBGP</text:span> protocol and to display results from multiple threads.</text:p>
      <text:p text:style-name="Text_20_body">Running the <text:span text:style-name="T14">DBGP</text:span> client is very easy compared to all the confusing options for VDMJ itself:</text:p>
      <text:p text:style-name="Preformatted_20_Text"/>
      <text:p text:style-name="Preformatted_20_Text"><text:span text:style-name="T5">$ java -jar </text:span><text:span text:style-name="T11">dbgpc</text:span><text:span text:style-name="T5">-4.</text:span><text:span text:style-name="T6">4</text:span><text:span text:style-name="T5">.0.jar &lt;-vdmsl | -vdmpp | -vdmrt&gt; [command]</text:span></text:p>
      <text:p text:style-name="Preformatted_20_Text"/>
      <text:p text:style-name="Preformatted_20_Text"/>
      <text:p text:style-name="Text_20_body">The behaviour can be changed by settings in a <text:span text:style-name="T16">dbgpc</text:span><text:span text:style-name="T3">.properties </text:span><text:span text:style-name="T4">file (which must be on the classpath), rather than by passing lots of command line options. But by default, the </text:span>client looks for the VDMJ <text:span text:style-name="T19">and DBGP </text:span><text:span text:style-name="T20">protocol </text:span>jar file<text:span text:style-name="T19">s</text:span> in the current directory.</text:p>
      <text:p text:style-name="Preformatted_20_Text"/>
      <text:p text:style-name="Preformatted_20_Text"># Properties for the <text:span text:style-name="T7">DBGP</text:span> client</text:p>
      <text:p text:style-name="Preformatted_20_Text"/>
      <text:p text:style-name="Preformatted_20_Text">vdmj.jar = ../vdmj/target/vdmj-4.<text:span text:style-name="T18">4</text:span>.0.jar</text:p>
      <text:p text:style-name="P13"><text:span text:style-name="T8">dbgp</text:span>.jar = ../<text:span text:style-name="T8">dbgp</text:span>/target/<text:span text:style-name="T8">dbgp</text:span>-4.<text:span text:style-name="T18">4</text:span>.0.jar</text:p>
      <text:p text:style-name="P13">vdmj.jvm = -Xmx1024m</text:p>
      <text:p text:style-name="Preformatted_20_Text"/>
      <text:p text:style-name="Preformatted_20_Text"/>
      <text:p text:style-name="Text_20_body">You can use <text:span text:style-name="T14">the DBGP Client</text:span> for any VDM dialect, but it is most effective for VDM++ and VDM-RT with threads. After starting the client, the dialect is displayed for information, but no VDMJ interpreter is running. The <text:span text:style-name="T3">help </text:span><text:span text:style-name="T4">command will always show you what you can do:</text:span></text:p>
      <text:p text:style-name="P9"/>
      <text:p text:style-name="P9">Dialect is VDM_RT</text:p>
      <text:p text:style-name="Preformatted_20_Text">&gt; <text:span text:style-name="T5">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1">&gt;</text:p>
      <text:p text:style-name="P11"/>
      <text:p text:style-name="P11"/>
      <text:p text:style-name="Text_20_body">To load a specification, starting an instance of VDMJ, you use the <text:span text:style-name="T3">load </text:span><text:span text:style-name="T4">command:</text:span></text:p>
      <text:p text:style-name="P11"/>
      <text:p text:style-name="Preformatted_20_Text">&gt; <text:span text:style-name="T5">load </text:span><text:span text:style-name="T9">test</text:span><text:span text:style-name="T5">.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1">[Id 1: STARTING]&gt; </text:p>
      <text:p text:style-name="P11"/>
      <text:p text:style-name="P11"/>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text:soft-page-break/>sent to redirect the input and output back to the <text:span text:style-name="T14">DBGP</text:span> client, which causes the main thread to identify itself as ID 1, and the prompt is repeated.</text:p>
      <text:p text:style-name="Text_20_body">Simple evaluations can then be performed in the usual way using the <text:span text:style-name="T3">print </text:span><text:span text:style-name="T4">command:</text:span></text:p>
      <text:p text:style-name="Preformatted_20_Text"/>
      <text:p text:style-name="P8">[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8">[Id 1: STOPPED]&gt; p obj1</text:p>
      <text:p text:style-name="Preformatted_20_Text">[Id 1: RUNNING]&gt; </text:p>
      <text:p text:style-name="Preformatted_20_Text">obj1 = A{#2, val:=0}</text:p>
      <text:p text:style-name="Preformatted_20_Text"/>
      <text:p text:style-name="P8">[Id 1: STOPPED]&gt; p obj1.Set(123)</text:p>
      <text:p text:style-name="Preformatted_20_Text">[Id 1: RUNNING]&gt; </text:p>
      <text:p text:style-name="Preformatted_20_Text">obj1.Set(123) = ()</text:p>
      <text:p text:style-name="Preformatted_20_Text">[Id 1: STOPPED]&gt; </text:p>
      <text:p text:style-name="Preformatted_20_Text"/>
      <text:p text:style-name="P8">[Id 1: STOPPED]&gt; p obj1</text:p>
      <text:p text:style-name="Preformatted_20_Text">[Id 1: RUNNING]&gt; </text:p>
      <text:p text:style-name="Preformatted_20_Text">obj1 = A{#2, val:=123}</text:p>
      <text:p text:style-name="P11">[Id 1: STOPPED]&gt;</text:p>
      <text:p text:style-name="P11"/>
      <text:p text:style-name="P11"/>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12"/>
      <text:p text:style-name="Text_20_body">To illustrate threaded debugging, we use the <text:span text:style-name="T3">factorial </text:span><text:span text:style-name="T4">example from the CSK VDM++ manual.</text:span></text:p>
      <text:p text:style-name="Preformatted_20_Text"/>
      <text:p text:style-name="P8">[Id 1: STARTING]&gt; break 35</text:p>
      <text:p text:style-name="Preformatted_20_Text">Breakpoint [1] set</text:p>
      <text:p text:style-name="P8">[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8">[Id 1: BREAK]&gt; threads</text:p>
      <text:p text:style-name="Preformatted_20_Text">Id 1: BREAK</text:p>
      <text:p text:style-name="Preformatted_20_Text">Id 8: BREAK</text:p>
      <text:p text:style-name="P8">[Id 1: BREAK]&gt; thread 8</text:p>
      <text:p text:style-name="P8">[Id 8: BREAK]&gt; p i</text:p>
      <text:p text:style-name="Preformatted_20_Text">[Id 8: BREAK]&gt; </text:p>
      <text:p text:style-name="Preformatted_20_Text">i = 1</text:p>
      <text:p text:style-name="P8">[Id 8: BREAK]&gt; p j</text:p>
      <text:p text:style-name="Preformatted_20_Text">[Id 8: BREAK]&gt; </text:p>
      <text:p text:style-name="Preformatted_20_Text">j = 2</text:p>
      <text:p text:style-name="P8">[Id 8: BREAK]&gt; c</text:p>
      <text:p text:style-name="P8">[Id 8: RUNNING]&gt; thread 1</text:p>
      <text:p text:style-name="P8">[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8">[Id 1: BREAK]&gt; threads</text:p>
      <text:p text:style-name="Preformatted_20_Text">Id 1: BREAK</text:p>
      <text:p text:style-name="Preformatted_20_Text">Id 8: BREAK</text:p>
      <text:p text:style-name="Preformatted_20_Text">Id 9: BREAK</text:p>
      <text:p text:style-name="P8">[Id 1: BREAK]&gt; thread 9</text:p>
      <text:p text:style-name="P8">[Id 9: BREAK]&gt; p j</text:p>
      <text:p text:style-name="Preformatted_20_Text">[Id 9: BREAK]&gt; </text:p>
      <text:p text:style-name="Preformatted_20_Text">j = 1</text:p>
      <text:p text:style-name="P8">[Id 9: BREAK]&gt; c</text:p>
      <text:p text:style-name="P8">[Id 9: RUNNING]&gt; thread 8</text:p>
      <text:p text:style-name="P8">[Id 8: BREAK]&gt; c</text:p>
      <text:p text:style-name="Preformatted_20_Text">[Id 8: RUNNING]&gt; </text:p>
      <text:p text:style-name="Preformatted_20_Text">Thread stopped: Id 9: STOPPED</text:p>
      <text:p text:style-name="P8">[Id 8: RUNNING]&gt; thread 1</text:p>
      <text:p text:style-name="P8">[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8">[Id 1: BREAK]&gt; threads</text:p>
      <text:p text:style-name="Preformatted_20_Text">Id 1: BREAK</text:p>
      <text:p text:style-name="Preformatted_20_Text">Id 8: BREAK</text:p>
      <text:p text:style-name="Preformatted_20_Text">Id 10: BREAK</text:p>
      <text:p text:style-name="P8">[Id 1: BREAK]&gt; thread 10</text:p>
      <text:p text:style-name="P8">[Id 10: BREAK]&gt; c</text:p>
      <text:p text:style-name="P8"><text:soft-page-break/>[Id 10: RUNNING]&gt; thread 8</text:p>
      <text:p text:style-name="P8">[Id 8: BREAK]&gt; c</text:p>
      <text:p text:style-name="Preformatted_20_Text">[Id 8: RUNNING]&gt; </text:p>
      <text:p text:style-name="Preformatted_20_Text">Thread stopped: Id 10: STOPPED</text:p>
      <text:p text:style-name="P8">[Id 8: RUNNING]&gt; thread 1</text:p>
      <text:p text:style-name="P8">[Id 1: BREAK]&gt; c</text:p>
      <text:p text:style-name="Preformatted_20_Text">[Id 1: RUNNING]&gt; </text:p>
      <text:p text:style-name="Preformatted_20_Text">Thread stopped: Id 8: STOPPED</text:p>
      <text:p text:style-name="P8">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4">command shows that both threads have stopped because of the breakpoint, and the </text:span><text:span text:style-name="T3">thread 8 </text:span><text:span text:style-name="T4">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Text_20_body"><text:span text:style-name="T4">This is confusing, as with the simple command line debugger. But with </text:span><text:span text:style-name="T17">DBGP</text:span><text:span text:style-name="T4">, as with a GUI, you can switch to any thread context you wish at any time.</text:span></text:p>
      <text:p text:style-name="P7">Similarly, tracepoints can be used to display variables without stopping:</text:p>
      <text:p text:style-name="P9"/>
      <text:p text:style-name="P10">[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8">[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8">new Factorial().factorial(3) = 6</text:p>
      <text:p text:style-name="Preformatted_20_Text">[Id 1: STOPPED]&gt; </text:p>
      <text:p text:style-name="Preformatted_20_Text">[Id 15: RUNNING] mk_(i,j) = mk_(2, 2) at [2]</text:p>
      <text:p text:style-name="P11">[Id 1: STOPPED]&gt;</text:p>
      <text:p text:style-name="P11"/>
      <text:p text:style-name="P11"/>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text:span text:style-name="T14">DBGP</text:span> client will not interleave output on a single line, so messages from separate threads are always distinct.</text:p>
      <text:p text:style-name="Text_20_body">To finish a VDMJ session, use the <text:span text:style-name="T3">quit </text:span><text:span text:style-name="T4">command:</text:span></text:p>
      <text:p text:style-name="P9"/>
      <text:p text:style-name="P10">[Id 1: STOPPED]&gt; quit</text:p>
      <text:p text:style-name="Preformatted_20_Text">Terminating VDMJ process</text:p>
      <text:p text:style-name="P11">&gt;</text:p>
      <text:p text:style-name="P11"/>
      <text:p text:style-name="P11"/>
      <text:p text:style-name="Text_20_body">This returns to the original <text:span text:style-name="T14">DBGP</text:span> prompt, as no specification is now loaded. It does not leave the client immediately (a further <text:span text:style-name="T3">quit </text:span><text:span text:style-name="T4">will do that).</text:span></text:p>
      <text:p text:style-name="Text_20_body"><text:soft-page-break/><text:span text:style-name="T4">The other way to start a specification from this point is to use the </text:span><text:span text:style-name="T3">eval </text:span><text:span text:style-name="T4">command rather than </text:span><text:span text:style-name="T3">load</text:span><text:span text:style-name="T4">. This is very similar, except an expression is prompted for at the start, and it is executed via the </text:span><text:span text:style-name="T3">run </text:span><text:span text:style-name="T4">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9"/>
      <text:p text:style-name="Preformatted_20_Text">&gt; <text:span text:style-name="T5">eval factorial.vpp</text:span></text:p>
      <text:p text:style-name="P8">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8">[Id 1: STARTING]&gt; run</text:p>
      <text:p text:style-name="Preformatted_20_Text">[Id 1: RUNNING]&gt; </text:p>
      <text:p text:style-name="Preformatted_20_Text">stdout: 24</text:p>
      <text:p text:style-name="Preformatted_20_Text">[Id 1: STOPPED]&g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5" style:family="paragraph" style:parent-style-name="Header">
      <style:paragraph-properties fo:text-align="end" style:justify-single-word="false">
        <style:tab-stops>
          <style:tab-stop style:position="9.096cm"/>
          <style:tab-stop style:position="18.357cm" style:type="right"/>
        </style:tab-stops>
      </style:paragraph-properties>
      <style:text-properties officeooo:paragraph-rsid="004bafac"/>
    </style:style>
    <style:style style:name="MP6"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officeooo:paragraph-rsid="004bafac" style:font-weight-asian="bold" style:font-weight-complex="bold"/>
    </style:style>
    <style:style style:name="MT1" style:family="text">
      <style:text-properties officeooo:rsid="004214a3"/>
    </style:style>
    <style:style style:name="MT2"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3"><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2</text:user-defined></text:p>
            </table:table-cell>
            <table:table-cell table:style-name="Footing.A1" office:value-type="string">
              <text:p text:style-name="MP3">Copyright © Fujitsu Services 20<text:span text:style-name="MT1">20</text:span></text:p>
            </table:table-cell>
            <table:table-cell table:style-name="Footing.A1" office:value-type="string">
              <text:p text:style-name="MP4">Page <text:page-number text:select-page="current">5</text:page-number><text:s/>of <text:page-count style:num-format="1">5</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ext:p text:style-name="MP5"><draw:frame draw:style-name="Mfr1" draw:name="Image2" text:anchor-type="paragraph" svg:width="1.27cm" svg:height="1.27cm" draw:z-index="5"><draw:image xlink:href="Pictures/10000201000000300000003092AB0454265BEB27.png" xlink:type="simple" xlink:show="embed" xlink:actuate="onLoad" loext:mime-type="image/png"/></draw:frame></text:p>
        <text:p text:style-name="MP6">VDMJ Tool Support: User Guide</text:p>
      </style:header>
      <style:footer>
        <text:p text:style-name="Footer"><draw:frame draw:style-name="Mfr2" draw:name="Image1" text:anchor-type="paragraph" svg:y="0.025cm" svg:width="1.27cm" svg:height="1.27cm" draw:z-index="4"><draw:image xlink:href="Pictures/10000201000000300000003092AB0454265BEB27.png" xlink:type="simple" xlink:show="embed" xlink:actuate="onLoad" loext:mime-type="image/png"/></draw:frame></text:p>
        <text:p text:style-name="MP3">Copyright © Fujitsu Services 20<text:span text:style-name="MT2">20</text:span></text:p>
        <text:p text:style-name="MP3"/>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 User Guide</dc:title>
    <dc:description>The User Guide for VDMJ.</dc:description>
    <meta:editing-cycles>205</meta:editing-cycles>
    <meta:editing-duration>P1DT10H1M52S</meta:editing-duration>
    <dc:date>2021-01-06T09:35:51.423526764</dc:date>
    <meta:keyword>VDMJ</meta:keyword>
    <dc:subject>VDMJ</dc:subject>
    <meta:document-statistic meta:table-count="1" meta:image-count="3" meta:object-count="0" meta:page-count="5" meta:paragraph-count="178" meta:word-count="1661" meta:character-count="9743" meta:non-whitespace-character-count="8186"/>
    <meta:user-defined meta:name="Info 1">2.2</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